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_1</text:h>
      <text:p text:style-name="Text_20_body">A line (1)</text:p>
      <text:h text:style-name="Heading_20_2" text:outline-level="2">Heading 2_1</text:h>
      <text:p text:style-name="Text_20_body">A line (2)</text:p>
      <text:h text:style-name="Heading_20_2" text:outline-level="2">Heading 2_2</text:h>
      <text:p text:style-name="Standard">A line (3)</text:p>
      <text:h text:style-name="Heading_20_1" text:outline-level="1">Heading 1_2</text:h>
      <text:p text:style-name="Standard">A line (4)</text:p>
      <text:h text:style-name="Heading_20_2" text:outline-level="2">Heading 2_3</text:h>
      <text:p text:style-name="Standard">A line (5)</text:p>
      <text:h text:style-name="Heading_20_3" text:outline-level="3">Heading 3_1</text:h>
      <text:p text:style-name="Standard">A line (6)</text:p>
      <text:h text:style-name="Heading_20_4" text:outline-level="4">Heading 4_1</text:h>
      <text:p text:style-name="Standard">A line (7)</text:p>
      <text:h text:style-name="Heading_20_5" text:outline-level="5">Heading 5_1</text:h>
      <text:p text:style-name="Standard">A line (8)</text:p>
      <text:h text:style-name="Heading_20_6" text:outline-level="6">Heading 6_1</text:h>
      <text:p text:style-name="Standard">A line (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37:29</meta:creation-date>
    <meta:document-statistic meta:table-count="0" meta:image-count="0" meta:object-count="0" meta:page-count="1" meta:paragraph-count="18" meta:word-count="45" meta:character-count="189"/>
    <dc:date>2009-06-23T12:51:36</dc:date>
    <meta:editing-duration>PT00H14M07S</meta:editing-duration>
    <meta:editing-cycles>1</meta:editing-cycles>
    <meta:generator>OpenOffice.org/3.0$Unix OpenOffice.org_project/300m15$Build-9379</meta:generator>
  </office:meta>
</office:document-meta>
</file>